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e93" officeooo:paragraph-rsid="0009de93"/>
    </style:style>
    <style:style style:name="P2" style:family="paragraph" style:parent-style-name="Standard">
      <style:text-properties officeooo:rsid="0009de93" officeooo:paragraph-rsid="000ab41e"/>
    </style:style>
    <style:style style:name="P3" style:family="paragraph" style:parent-style-name="Standard">
      <style:text-properties officeooo:paragraph-rsid="000b40b6"/>
    </style:style>
    <style:style style:name="T1" style:family="text">
      <style:text-properties officeooo:rsid="0009de93"/>
    </style:style>
    <style:style style:name="T2" style:family="text">
      <style:text-properties officeooo:rsid="000b4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9. Write an SQL query to determine the 5th highest salary without using TOP or limit</text:p>
      <text:p text:style-name="Standard">method.</text:p>
      <text:p text:style-name="P1">Ans; </text:p>
      <text:p text:style-name="P1">SELECT TOP 1 salary</text:p>
      <text:p text:style-name="P1">FROM (</text:p>
      <text:p text:style-name="P1">SELECT DISTINCT TOP N salary</text:p>
      <text:p text:style-name="P1">FROM #Employee</text:p>
      <text:p text:style-name="P1">ORDER BY salary DESC</text:p>
      <text:p text:style-name="P1">) AS temp</text:p>
      <text:p text:style-name="P1">ORDER BY salary</text:p>
      <text:p text:style-name="P1"/>
      <text:p text:style-name="P2">SELECT salary FROM Employee ORDER BY salary DESC LIMIT N-1, 1</text:p>
      <text:p text:style-name="P2"/>
      <text:p text:style-name="Standard">Q-20. Write an SQL query to fetch the list of employees with the same salary.</text:p>
      <text:p text:style-name="P3"><text:span text:style-name="T1">Ans: <text:s/></text:span></text:p>
      <text:p text:style-name="P3"><text:span text:style-name="T2">SELECT name FROM employees WHERE salary IN ( SELECT salary FROM EMPLOYEE GROUP BY salary HAVING COUNT(*)&gt;1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1:07:03.056000000</meta:creation-date>
    <dc:date>2022-08-12T11:39:21.584000000</dc:date>
    <meta:editing-duration>PT22M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4" meta:word-count="85" meta:character-count="462" meta:non-whitespace-character-count="388"/>
  </office:meta>
</office:document-meta>
</file>